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torakenteiden harjoitustyö</text:p>
      <text:p text:style-name="P1">Prim Vs Kruskal</text:p>
      <text:p text:style-name="P1">Toteutusdokumentti</text:p>
      <text:p text:style-name="P1">Herkko Virolainen</text:p>
      <text:p text:style-name="P1">23.5.2011</text:p>
      <text:p text:style-name="Standard"/>
      <text:p text:style-name="Standard"/>
      <text:p text:style-name="Standard"/>
      <text:p text:style-name="Standard"/>
      <text:p text:style-name="Standard"/>
      <text:h text:style-name="Heading_20_2" text:outline-level="2">Yleistä</text:h>
      <text:p text:style-name="Standard">Dokumentin tarkoituksena on selkeyttää ohjelman toteutuksen yksityiskohtia. Dokumentti jakautuu 3 osaan. Ensimmäinen osa käsittelee Primin algoritmia, toinen Kruskalia ja kolmas kahden algoritmin vertailua. Lopussa pieni selostus harjoitustyön tekemisestä ja siihen liittyvistä vaikeuksista.</text:p>
      <text:p text:style-name="Standard"><text:tab/></text:p>
      <text:h text:style-name="Heading_20_2" text:outline-level="2">Primin algoritmi</text:h>
      <text:h text:style-name="Heading_20_3" text:outline-level="3">Yleistä</text:h>
      <text:p text:style-name="Text_20_body">Algoritmille annetaan suuntaamaton verkko kaksiulotteisena taulukkona, jossa on määritelty lähtösolmu, päätössolmu ja kaaren paino. Taulukon avulla muodostetaan vieruslista.</text:p>
      <text:p text:style-name="Text_20_body">Vieruslistasta otetaan kaikki solmut ja tehdään niiden perusteella solmuluokan olioita, niin että kutakin solmua vastaan yksi olio. Alussa olioille annetaan vain nimi ja etäisyydeksi verkkoon Integer.MaxInt, jotta mikään solmuista ei vielä tässä vaiheessa ole pienin ja sitten kun arvoja lisätään, niin nuo arvot ovat varmasti pienempiä. Kaikki solmut lisätään kekoon, mutta tässä vaiheessa keon kaikki solmut ovat yhtä kaukana virittävästä puusta. Tämän jälkeen lähdetään käymään vieruslistaa alusta läpi ja katsotaan mihin ensimmäisestä solmusta päästään. Samalla päivitetään keossa olevien olioiden etäisyysarvoa, jolloin saadaan keosta oikeasti keko. Kun ensimmäiset solmut on päivitetty, niin otetaan keosta pois pienin arvo, pistetään virittävään puuhun ja aletaan tarkastelemaan tämän solmun viereisiä solmuja samalla tavalla kuin ensimmäisenkin tapauksessa. Samaa sykliä jatketaan niin pitkään, kun keossa solmuja on. </text:p>
      <text:p text:style-name="Text_20_body"><text:tab/>Kun solmut loppuvat, niin käyttäjälle tulostetaan listaus mitkä kaikki kaaret kuuluvat virittävään puuhun. <text:s/></text:p>
      <text:h text:style-name="Heading_20_3" text:outline-level="3">Keko</text:h>
      <text:p text:style-name="Text_20_body">Primin algoritmissa keskeisenä tietorakenteena on keko, jonka toteutuksessa on joitakin erikoisuuksia. Keko muodostetaan sen mukaan kuinka suuri etäisyys keosta on rakennettavaan verkkoon. Tämän lisäksi keosta pitäisi löytää yksittäiset solmut. Primiä varten keossa on oma insert operaatio.</text:p>
      <text:p text:style-name="Text_20_body"><text:tab/>Keossa on metodi, jonka avulla voidaan päivittää solmujen arvoja. Tätä varten otettiin käyttöön lista, josta löytyy kaikki keossa olevat arvot niiden nimillä, koska muuten päivitettävien solmujen etsiminen keosta veisi 0(n) määrän aikaa ja romahduttaisi koko algoritmin tehokkuuden.</text:p>
      <text:p text:style-name="Text_20_body"><text:tab/>Keosta minimin poistaminen toimii täysin normaalilla tavalla. Ainoana erikoisuutena on että <text:s/>keossa on kaksi listaa, joista molemmista täytyy tehdä poisto.</text:p>
      <text:p text:style-name="Text_20_body"/>
      <text:h text:style-name="Heading_20_3" text:outline-level="3"><text:soft-page-break/>Testaus</text:h>
      <text:p text:style-name="Text_20_body">Keon testitapaukset ovat sinänsä hankalia, että kekoon laitetaan solmuluokan olioita ja sieltä ei kaikissa tapauksissa palaudu mitään, joten sopivan expected resultin tekeminen on suurimmassa osassa tapauksia ollut todella hankalaa. Monissa tapauksissa onkin tyydytty siihen, että tarkistetaan että tulostus on ollut oikein ja mitään muita virheitä ei ole tullut. </text:p>
      <text:p text:style-name="Text_20_body"><text:tab/>Sama pätee sinänsä itse Priminkin testitapauksiin. Monet tärkeistä metodeista, ei suoraa palauta mitään, joten niitä testaavat testitapaukset tulostelevat erilaisia asioita, joista on voitu tarkistaa että metodit varmasti toimivat, niin kuin pitääkin.</text:p>
      <text:h text:style-name="Heading_20_1" text:outline-level="1"/>
      <text:h text:style-name="Heading_20_1" text:outline-level="1">Kruskalin algoritmi</text:h>
      <text:h text:style-name="Heading_20_2" text:outline-level="2">Yleistä</text:h>
      <text:p text:style-name="Text_20_body">Algoritmille annetaan tekstimuotoisena listana tiedot solmuista ja niiden välisistä kaarista samalla tavalla kuin annetaan Primillekkin. Tiedoista muodostetaan solmuja, joilla on nimi, tieto parentista ja paino. Tässä yhteydessä sana solmu on vähän hämäävä, koska oikeampi nimitys olisi kaari, mutta <text:s text:c="2"/>tällä tavoin koodista saatiin yhteiskäyttöisempää ja kummallekkin algoritmille ei tarvinnut tehdä erillisiä kekorakenteita. Kruskal lähtee tämän jälkeen poistamaan solmuja yksi kerrallaan sen mukaan minkä paino on pienin. Kun solmu poistetaan keosta lisätään se pala taulukkoon. Jos jompikumpi kaaren solmuista on jo ennestään taulussa, niin kaari saa sen arvon tai jos molemmat solmut ovat siellä, niin nämä yhdistetään samaksi palaksi. Tätä jatketaan niin kauan kunnes palataulu on täyttynyt, eli kaikki solmut muodostavat yhtenäisen palataulun.</text:p>
      <text:h text:style-name="Heading_20_2" text:outline-level="2">Keko</text:h>
      <text:p text:style-name="Text_20_body">Kekorakenne toimii aikalailla niin kuin keon yleensä kuuluukin. Kruskalille on oma insert-metodi, mutta se ei oikeastaan eroa mitenkään normaalista keko-insertistä. <text:s/></text:p>
      <text:p text:style-name="Text_20_body"/>
      <text:h text:style-name="Heading_20_1" text:outline-level="1">Testaus algoritmi</text:h>
      <text:h text:style-name="Heading_20_2" text:outline-level="2">Yleistä</text:h>
      <text:p text:style-name="Text_20_body">Sopivan esimerkkitapauksen keksiminen oli todella hankalaa. Käytännössä kuitenkin kun vain löytää jonkin sopivan verkon, josta voi laskea pienimmän virittävän puun ja tämä informaatio on siinä muodossa, että se algoritmeille kelpaa, niin virittävän puun voi laskea. Generoin muutamia verkkoja, joilla ohjelmaa pystyy suorittamaan, mutta mitään äärimäisiä tapauksia niissä ei vielä ole.</text:p>
      <text:p text:style-name="Text_20_body">Koodi antaa laskemiseen kuluneen ajan millisekunneissa, johon ei oteta huomioon tiedostojen lukemista ja verkkojen alustamista. <text:s/></text:p>
      <text:p text:style-name="Text_20_body"/>
      <text:h text:style-name="Heading_20_2" text:outline-level="2">Käyttö</text:h>
      <text:p text:style-name="Text_20_body">Ensin luodaan sopiva tektitiedosto, jossa on pilkuilla erotettuna verkon tiedot:</text:p>
      <text:p text:style-name="Text_20_body">esim: yhdellä rivillä numerot ”1,2,3” tarkoittaisivat, että verkossa on solmut yksi ja kaksi ja niiden välissä on 3 painoinen kaari. Tällaisia rivejä voi sitten tekstitiedostoon luoda niin monta kuin <text:soft-page-break/>haluaa, kunhan niistä muodostuva verkko on yhtenäinen. </text:p>
      <text:p text:style-name="Text_20_body"/>
      <text:h text:style-name="Heading_20_1" text:outline-level="1">Harjoitustyöstä</text:h>
      <text:p text:style-name="Text_20_body">Harjoitustyön ehkä yksi hankalimpia asioita tuntui olevan sopivan kekorakenteen tekeminen. Halusin että voin käyttää samaa kekoa ja samaa solmuluokkaa molempiin algoritmeihin. <text:s/>Monissa lähteissä on selostettu miten normaalin keon voi rakentaa, mutta sitten kun keolla on arvoinaan solmuja ja näillä sitten jokin arvo, joka voi paikoitellen muuttua, niin alkuun oli kyllä pää todella solmussa. </text:p>
      <text:p text:style-name="Text_20_body"><text:tab/>Työtä vaikeutti myös aikataulullisesti se, että välistä jäi yksi viikko pois, jolloin en ehtinyt tehdä työtä lainkaan ja toimiva versio ohjelmasta syntyi vasta viimeisinä päivinä. Tästä johtuen ohjelma on osittain vähän hankala käyttää, mutta kokonaisuutena ohjelma toimii, josta olen varsin tyytyväinen. Niinkuin aina harjoitustöiden jälkeen, sitä ihmettelee ettei miksei asioita tehnyt vähän toisella tavalla heti alussa, joka varmaan onkin harjoitustöiden perimmäinen id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kko </meta:initial-creator>
    <meta:creation-date>2011-05-23T14:18:27</meta:creation-date>
    <dc:date>2011-06-16T17:14:37</dc:date>
    <dc:creator>Herkko </dc:creator>
    <meta:editing-duration>PT08H54M24S</meta:editing-duration>
    <meta:editing-cycles>11</meta:editing-cycles>
    <meta:generator>OpenOffice.org/3.2$Linux OpenOffice.org_project/320m12$Build-9483</meta:generator>
    <meta:document-statistic meta:table-count="0" meta:image-count="0" meta:object-count="0" meta:page-count="3" meta:paragraph-count="35" meta:word-count="737" meta:character-count="5783"/>
  </office:meta>
</office:document-meta>
</file>